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0c520" officeooo:paragraph-rsid="001101b8"/>
    </style:style>
    <style:style style:name="P2" style:family="paragraph" style:parent-style-name="Standard">
      <style:text-properties officeooo:rsid="00113f58" officeooo:paragraph-rsid="00113f58"/>
    </style:style>
    <style:style style:name="P3" style:family="paragraph" style:parent-style-name="Standard">
      <style:text-properties officeooo:rsid="00117427" officeooo:paragraph-rsid="00117427"/>
    </style:style>
    <style:style style:name="P4" style:family="paragraph" style:parent-style-name="Standard">
      <style:text-properties officeooo:rsid="0012fe71" officeooo:paragraph-rsid="0012fe71"/>
    </style:style>
    <style:style style:name="P5" style:family="paragraph" style:parent-style-name="Standard">
      <style:text-properties officeooo:rsid="001a7988" officeooo:paragraph-rsid="001a7988"/>
    </style:style>
    <style:style style:name="P6" style:family="paragraph" style:parent-style-name="Standard">
      <style:text-properties officeooo:rsid="001b165b" officeooo:paragraph-rsid="001b165b"/>
    </style:style>
    <style:style style:name="P7" style:family="paragraph" style:parent-style-name="Standard">
      <style:text-properties style:text-line-through-style="none" style:text-line-through-type="none" officeooo:rsid="001d15d1" officeooo:paragraph-rsid="0020fa61"/>
    </style:style>
    <style:style style:name="P8" style:family="paragraph" style:parent-style-name="Standard">
      <style:text-properties style:text-line-through-style="none" style:text-line-through-type="none" officeooo:rsid="001e368d" officeooo:paragraph-rsid="001e368d"/>
    </style:style>
    <style:style style:name="P9" style:family="paragraph" style:parent-style-name="Standard">
      <style:text-properties style:text-line-through-style="none" style:text-line-through-type="none" officeooo:rsid="001e368d" officeooo:paragraph-rsid="001ec100"/>
    </style:style>
    <style:style style:name="P10" style:family="paragraph" style:parent-style-name="Standard">
      <style:text-properties officeooo:rsid="0010c520" officeooo:paragraph-rsid="001ec100"/>
    </style:style>
    <style:style style:name="P11" style:family="paragraph" style:parent-style-name="Standard">
      <style:text-properties officeooo:rsid="0010c520" officeooo:paragraph-rsid="0020afca"/>
    </style:style>
    <style:style style:name="P12" style:family="paragraph" style:parent-style-name="Standard">
      <style:text-properties officeooo:rsid="00122c7f" officeooo:paragraph-rsid="001ec100"/>
    </style:style>
    <style:style style:name="P13" style:family="paragraph" style:parent-style-name="Standard">
      <style:text-properties officeooo:rsid="00162f54" officeooo:paragraph-rsid="001ec100"/>
    </style:style>
    <style:style style:name="P14" style:family="paragraph" style:parent-style-name="Standard">
      <style:text-properties officeooo:rsid="00171025" officeooo:paragraph-rsid="001ec100"/>
    </style:style>
    <style:style style:name="P15" style:family="paragraph" style:parent-style-name="Standard">
      <style:text-properties officeooo:rsid="0014f42b" officeooo:paragraph-rsid="0020afca"/>
    </style:style>
    <style:style style:name="T1" style:family="text">
      <style:text-properties officeooo:rsid="0010c520"/>
    </style:style>
    <style:style style:name="T2" style:family="text">
      <style:text-properties officeooo:rsid="001101b8"/>
    </style:style>
    <style:style style:name="T3" style:family="text">
      <style:text-properties officeooo:rsid="00117427"/>
    </style:style>
    <style:style style:name="T4" style:family="text">
      <style:text-properties officeooo:rsid="001aaa06"/>
    </style:style>
    <style:style style:name="T5" style:family="text">
      <style:text-properties officeooo:rsid="001b165b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style:text-line-through-style="none" style:text-line-through-type="none" officeooo:rsid="001e9ad8"/>
    </style:style>
    <style:style style:name="T8" style:family="text">
      <style:text-properties style:text-line-through-style="none" style:text-line-through-type="none" officeooo:rsid="001d15d1"/>
    </style:style>
    <style:style style:name="T9" style:family="text">
      <style:text-properties officeooo:rsid="001ec100"/>
    </style:style>
    <style:style style:name="T10" style:family="text">
      <style:text-properties officeooo:rsid="0020afca"/>
    </style:style>
    <style:style style:name="T11" style:family="text">
      <style:text-properties officeooo:rsid="0020fa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</text:p>
      <text:p text:style-name="P10">a) CS = {(x, y, z) / (x, y, z) = (4, 3, 2)}</text:p>
      <text:p text:style-name="P11">b) <text:span text:style-name="T10">CS = {(x, y, z) / (x, y, z) = (3.5, 1.5, 0) + lambda (-3, -3, -6) ; lambda R}</text:span></text:p>
      <text:p text:style-name="P2">c) <text:span text:style-name="T3">No tiene solución</text:span></text:p>
      <text:p text:style-name="P3">d) No tiene <text:span text:style-name="T5">solución</text:span></text:p>
      <text:p text:style-name="P12">e) <text:span text:style-name="T1">CS = {(x, y) / (x, y) = (-</text:span>2<text:span text:style-name="T1">, -3)}</text:span></text:p>
      <text:p text:style-name="P4">f) Infinitas soluciones </text:p>
      <text:p text:style-name="P15">g) <text:span text:style-name="T10">CS = {(x, y, z) / (x, y, z) = (-</text:span>2, -1, 0<text:span text:style-name="T2">) + lambda (-</text:span>1<text:span text:style-name="T2">, -</text:span>1<text:span text:style-name="T2">, -</text:span>2<text:span text:style-name="T2">) ; }</text:span></text:p>
      <text:p text:style-name="P13">h) <text:span text:style-name="T1">CS = {(x, y, z) / (x, y, z) = (-1, 4, 2)}</text:span></text:p>
      <text:p text:style-name="P14">i) <text:span text:style-name="T1">CS = {(x, y, z) / (x, y, z) = (-</text:span>3, 4, 0<text:span text:style-name="T1">)}</text:span></text:p>
      <text:p text:style-name="P5">j) <text:span text:style-name="T4">No tiene solución. Dos rectas paralelas</text:span></text:p>
      <text:p text:style-name="P6">k) (z + 5, -<text:span text:style-name="T6">2z-3, z) </text:span><text:span text:style-name="T7">= </text:span><text:span text:style-name="T8">z (1, -2, 1) + (5, -3, 0)</text:span></text:p>
      <text:p text:style-name="P7"><text:span text:style-name="T11">CS = {(x, y, z) / </text:span>(x, y, z) = (5, -3, 0) + lambda (1, -2, 1) ; <text:span text:style-name="T11">}</text:span></text:p>
      <text:p text:style-name="P9">l) <text:span text:style-name="T9">CS = {(x, y, z, w) / (x, y, z, w) = </text:span>(1/35, 17/35, 3/35, 4/7)<text:span text:style-name="T9">}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08:40:28.717658123</meta:creation-date>
    <dc:date>2019-04-09T23:01:26.661018015</dc:date>
    <meta:editing-duration>PT2H6M57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67" meta:character-count="601" meta:non-whitespace-character-count="447"/>
  </office:meta>
</office:document-meta>
</file>